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13.944cm" svg:y1="14.086cm" svg:x2="14.086cm" svg:y2="13.944cm">
          <text:p/>
        </draw:line>
        <draw:line draw:style-name="gr1" draw:layer="layout" svg:x1="12.95cm" svg:y1="14.087cm" svg:x2="14.087cm" svg:y2="12.95cm">
          <text:p/>
        </draw:line>
        <draw:line draw:style-name="gr1" draw:layer="layout" svg:x1="11.956cm" svg:y1="14.087cm" svg:x2="14.087cm" svg:y2="11.956cm">
          <text:p/>
        </draw:line>
        <draw:line draw:style-name="gr1" draw:layer="layout" svg:x1="10.962cm" svg:y1="14.087cm" svg:x2="14.087cm" svg:y2="10.962cm">
          <text:p/>
        </draw:line>
        <draw:line draw:style-name="gr1" draw:layer="layout" svg:x1="9.967cm" svg:y1="14.086cm" svg:x2="14.086cm" svg:y2="9.967cm">
          <text:p/>
        </draw:line>
        <draw:line draw:style-name="gr1" draw:layer="layout" svg:x1="8.973cm" svg:y1="14.086cm" svg:x2="14.086cm" svg:y2="8.973cm">
          <text:p/>
        </draw:line>
        <draw:line draw:style-name="gr1" draw:layer="layout" svg:x1="7.979cm" svg:y1="14.086cm" svg:x2="14.086cm" svg:y2="7.979cm">
          <text:p/>
        </draw:line>
        <draw:line draw:style-name="gr1" draw:layer="layout" svg:x1="6.985cm" svg:y1="14.086cm" svg:x2="14.086cm" svg:y2="6.985cm">
          <text:p/>
        </draw:line>
        <draw:line draw:style-name="gr1" draw:layer="layout" svg:x1="5.991cm" svg:y1="14.086cm" svg:x2="14.086cm" svg:y2="5.991cm">
          <text:p/>
        </draw:line>
        <draw:line draw:style-name="gr1" draw:layer="layout" svg:x1="4.997cm" svg:y1="14.087cm" svg:x2="14.087cm" svg:y2="4.997cm">
          <text:p/>
        </draw:line>
        <draw:line draw:style-name="gr1" draw:layer="layout" svg:x1="4.003cm" svg:y1="14.087cm" svg:x2="14.087cm" svg:y2="4.003cm">
          <text:p/>
        </draw:line>
        <draw:line draw:style-name="gr1" draw:layer="layout" svg:x1="3.008cm" svg:y1="14.086cm" svg:x2="14.086cm" svg:y2="3.008cm">
          <text:p/>
        </draw:line>
        <draw:line draw:style-name="gr1" draw:layer="layout" svg:x1="2.014cm" svg:y1="14.086cm" svg:x2="14.086cm" svg:y2="2.014cm">
          <text:p/>
        </draw:line>
        <draw:line draw:style-name="gr1" draw:layer="layout" svg:x1="1.02cm" svg:y1="14.086cm" svg:x2="14.086cm" svg:y2="1.02cm">
          <text:p/>
        </draw:line>
        <draw:line draw:style-name="gr1" draw:layer="layout" svg:x1="0.026cm" svg:y1="14.087cm" svg:x2="14.087cm" svg:y2="0.026cm">
          <text:p/>
        </draw:line>
        <draw:line draw:style-name="gr1" draw:layer="layout" svg:x1="0.026cm" svg:y1="13.092cm" svg:x2="13.092cm" svg:y2="0.026cm">
          <text:p/>
        </draw:line>
        <draw:line draw:style-name="gr1" draw:layer="layout" svg:x1="0.026cm" svg:y1="12.098cm" svg:x2="12.098cm" svg:y2="0.026cm">
          <text:p/>
        </draw:line>
        <draw:line draw:style-name="gr1" draw:layer="layout" svg:x1="0.026cm" svg:y1="11.104cm" svg:x2="11.104cm" svg:y2="0.026cm">
          <text:p/>
        </draw:line>
        <draw:line draw:style-name="gr1" draw:layer="layout" svg:x1="0.026cm" svg:y1="10.11cm" svg:x2="10.11cm" svg:y2="0.026cm">
          <text:p/>
        </draw:line>
        <draw:line draw:style-name="gr1" draw:layer="layout" svg:x1="0.026cm" svg:y1="9.116cm" svg:x2="9.116cm" svg:y2="0.026cm">
          <text:p/>
        </draw:line>
        <draw:line draw:style-name="gr1" draw:layer="layout" svg:x1="0.026cm" svg:y1="8.121cm" svg:x2="8.121cm" svg:y2="0.026cm">
          <text:p/>
        </draw:line>
        <draw:line draw:style-name="gr1" draw:layer="layout" svg:x1="0.026cm" svg:y1="7.127cm" svg:x2="7.127cm" svg:y2="0.026cm">
          <text:p/>
        </draw:line>
        <draw:line draw:style-name="gr1" draw:layer="layout" svg:x1="0.026cm" svg:y1="6.133cm" svg:x2="6.133cm" svg:y2="0.026cm">
          <text:p/>
        </draw:line>
        <draw:line draw:style-name="gr1" draw:layer="layout" svg:x1="0.026cm" svg:y1="5.139cm" svg:x2="5.139cm" svg:y2="0.026cm">
          <text:p/>
        </draw:line>
        <draw:line draw:style-name="gr1" draw:layer="layout" svg:x1="0.026cm" svg:y1="4.145cm" svg:x2="4.145cm" svg:y2="0.026cm">
          <text:p/>
        </draw:line>
        <draw:line draw:style-name="gr1" draw:layer="layout" svg:x1="0.026cm" svg:y1="3.151cm" svg:x2="3.151cm" svg:y2="0.026cm">
          <text:p/>
        </draw:line>
        <draw:line draw:style-name="gr1" draw:layer="layout" svg:x1="0.026cm" svg:y1="2.157cm" svg:x2="2.157cm" svg:y2="0.026cm">
          <text:p/>
        </draw:line>
        <draw:line draw:style-name="gr1" draw:layer="layout" svg:x1="0.026cm" svg:y1="1.163cm" svg:x2="1.163cm" svg:y2="0.026cm">
          <text:p/>
        </draw:line>
        <draw:line draw:style-name="gr1" draw:layer="layout" svg:x1="0.026cm" svg:y1="0.168cm" svg:x2="0.168cm" svg:y2="0.0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9"/>
    <meta:generator>LibreOffice/4.3.3.2$Linux_x86 LibreOffice_project/430m0$Build-2</meta:generator>
  </office:meta>
</office:document-meta>
</file>